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b6c3" officeooo:paragraph-rsid="0015b6c3"/>
    </style:style>
    <style:style style:name="P2" style:family="paragraph" style:parent-style-name="Standard">
      <style:text-properties officeooo:paragraph-rsid="001752d1"/>
    </style:style>
    <style:style style:name="T1" style:family="text">
      <style:text-properties officeooo:rsid="0015b6c3"/>
    </style:style>
    <style:style style:name="T2" style:family="text">
      <style:text-properties officeooo:rsid="0015c08c"/>
    </style:style>
    <style:style style:name="T3" style:family="text">
      <style:text-properties officeooo:rsid="001752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nombreux changements ont eu lieu après la première conception que j'avais réalisé et présenté lors de la première revue, car des nouvelles idées sont venus et l'utilisation de Qt m'a montré quelque fois des solutions plus appropriés.</text:p>
      <text:p text:style-name="P1"/>
      <text:p text:style-name="P1">Premièrement, pour répondre à une demande du client, il a fallu revoir la façon d'ouvrir la logiciel. En effet le client souhaite que le logiciel ne soit pas une contrainte (c'est-à-dire une obligation de repasser par les développeurs) lorsqu'il rajoute des lecteurs dans le tunnel, donc des vues. Nous avons donc mis en place un système étroitement lié à la base de données. Le client modifie uniquement la base de données et le logiciel au démarrage se met à jour en fonction. </text:p>
      <text:p text:style-name="P1">Tout est donc géré dynamiquement : le nombre de vues, d'images, de lieux, de lecteurs...</text:p>
      <text:p text:style-name="P1"/>
      <text:p text:style-name="P1">Deuxièmement, l'affichage du lecteur s'effectue lorsque un lecteur se connecte. Mais lorsque un lecteur se déconnecte, il est plus simple de l'effacer et d'afficher dans une zone textuel « le lecteur n°xx vient de se déconnecter ». </text:p>
      <text:p text:style-name="P1"/>
      <text:p text:style-name="P1">Troisièmement, l'affichage par défaut des vues de l'interface n'affiche pas la position des lecteurs. Il était prévu lors de ma première conception de placer les lecteurs en gris. Mais comme tout est fait dynamiquement en lien avec la base de données, cette position a été revue.</text:p>
      <text:p text:style-name="P1"/>
      <text:p text:style-name="P2"><text:span text:style-name="T1">Enfin, j'ai ajouté une zone textuel appelé « Alarmes » pour notifier a l'utilisateur des changements importants (intrus, lecteurs déconnectés, </text:span><text:span text:style-name="T2">personnes inactives...).</text:span></text:p>
      <text:p text:style-name="P2"><text:span text:style-name="T2"/></text:p>
      <text:p text:style-name="P2"><text:span text:style-name="T3"/></text:p>
      <text:p text:style-name="P2"><text:span text:style-name="T1"><text: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3-23T18:48:57.66</meta:creation-date>
    <dc:date>2013-03-24T10:41:43.17</dc:date>
    <dc:creator>Nicolas SCHERER</dc:creator>
    <meta:editing-duration>PT2M4S</meta:editing-duration>
    <meta:editing-cycles>2</meta:editing-cycles>
    <meta:generator>LibreOffice/4.0.1.2$Windows_x86 LibreOffice_project/84102822e3d61eb989ddd325abf1ac077904985</meta:generator>
    <meta:document-statistic meta:table-count="0" meta:image-count="0" meta:object-count="0" meta:page-count="1" meta:paragraph-count="7" meta:word-count="240" meta:character-count="1482" meta:non-whitespace-character-count="1245"/>
  </office:meta>
</office:document-meta>
</file>